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officeooo:rsid="0003752c" officeooo:paragraph-rsid="0003752c"/>
    </style:style>
    <style:style style:name="P2" style:family="paragraph" style:parent-style-name="Table_20_Contents">
      <style:text-properties officeooo:rsid="0004efa1" officeooo:paragraph-rsid="0004efa1"/>
    </style:style>
    <style:style style:name="P3" style:family="paragraph" style:parent-style-name="Standard">
      <style:text-properties officeooo:rsid="000d2cc6" officeooo:paragraph-rsid="0004efa1"/>
    </style:style>
    <style:style style:name="P4" style:family="paragraph" style:parent-style-name="Standard">
      <style:text-properties officeooo:rsid="00024706" officeooo:paragraph-rsid="0004efa1"/>
    </style:style>
    <style:style style:name="P5" style:family="paragraph" style:parent-style-name="Standard">
      <style:text-properties officeooo:rsid="0004efa1" officeooo:paragraph-rsid="0004efa1"/>
    </style:style>
    <style:style style:name="P6" style:family="paragraph" style:parent-style-name="Table_20_Contents">
      <style:text-properties fo:font-weight="bold" officeooo:rsid="002b188a" officeooo:paragraph-rsid="0003752c" style:font-weight-asian="bold" style:font-weight-complex="bold"/>
    </style:style>
    <style:style style:name="P7" style:family="paragraph" style:parent-style-name="Table_20_Contents">
      <style:text-properties fo:font-weight="bold" officeooo:rsid="000cd63e" officeooo:paragraph-rsid="000cd63e" style:font-weight-asian="bold" style:font-weight-complex="bold"/>
    </style:style>
    <style:style style:name="P8" style:family="paragraph" style:parent-style-name="Table_20_Contents" style:list-style-name="L1">
      <style:text-properties officeooo:rsid="0004efa1" officeooo:paragraph-rsid="0004efa1"/>
    </style:style>
    <style:style style:name="P9" style:family="paragraph" style:parent-style-name="Table_20_Contents" style:list-style-name="L2">
      <style:text-properties officeooo:rsid="0004efa1" officeooo:paragraph-rsid="0004efa1"/>
    </style:style>
    <style:style style:name="P10" style:family="paragraph" style:parent-style-name="Table_20_Contents" style:list-style-name="L1">
      <style:text-properties officeooo:rsid="0006b2d2" officeooo:paragraph-rsid="0006b2d2"/>
    </style:style>
    <style:style style:name="P11" style:family="paragraph" style:parent-style-name="Table_20_Contents" style:list-style-name="L2">
      <style:text-properties officeooo:rsid="0006b2d2" officeooo:paragraph-rsid="0006b2d2"/>
    </style:style>
    <style:style style:name="P12" style:family="paragraph" style:parent-style-name="Table_20_Contents" style:list-style-name="L2">
      <style:text-properties officeooo:rsid="00087568" officeooo:paragraph-rsid="00087568"/>
    </style:style>
    <style:style style:name="P13" style:family="paragraph" style:parent-style-name="Table_20_Contents">
      <style:text-properties officeooo:rsid="00087568" officeooo:paragraph-rsid="00087568"/>
    </style:style>
    <style:style style:name="P14" style:family="paragraph" style:parent-style-name="Table_20_Contents" style:list-style-name="L2">
      <style:text-properties officeooo:rsid="00063de9" officeooo:paragraph-rsid="00063de9"/>
    </style:style>
    <style:style style:name="P15" style:family="paragraph" style:parent-style-name="Table_20_Contents">
      <style:text-properties officeooo:rsid="000cd63e" officeooo:paragraph-rsid="000cd63e"/>
    </style:style>
    <style:style style:name="P16" style:family="paragraph" style:parent-style-name="Table_20_Contents" style:list-style-name="L3">
      <style:text-properties officeooo:rsid="000cd63e" officeooo:paragraph-rsid="000cd63e"/>
    </style:style>
    <style:style style:name="P17" style:family="paragraph" style:parent-style-name="Table_20_Contents" style:list-style-name="L4">
      <style:text-properties officeooo:rsid="000cd63e" officeooo:paragraph-rsid="000cd63e"/>
    </style:style>
    <style:style style:name="P18" style:family="paragraph" style:parent-style-name="Table_20_Contents">
      <style:text-properties fo:font-size="14pt" fo:font-weight="bold" officeooo:rsid="000cd63e" officeooo:paragraph-rsid="000cd63e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officeooo:rsid="000f8422" officeooo:paragraph-rsid="000f8422"/>
    </style:style>
    <style:style style:name="P20" style:family="paragraph" style:parent-style-name="Table_20_Contents" style:list-style-name="L4">
      <style:text-properties officeooo:rsid="000f8422" officeooo:paragraph-rsid="000f8422"/>
    </style:style>
    <style:style style:name="P21" style:family="paragraph" style:parent-style-name="Table_20_Contents">
      <style:text-properties officeooo:rsid="0010f2fa" officeooo:paragraph-rsid="0010f2fa"/>
    </style:style>
    <style:style style:name="T1" style:family="text">
      <style:text-properties officeooo:rsid="0004efa1"/>
    </style:style>
    <style:style style:name="T2" style:family="text">
      <style:text-properties officeooo:rsid="0006b2d2"/>
    </style:style>
    <style:style style:name="T3" style:family="text">
      <style:text-properties officeooo:rsid="0008756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0ddc85"/>
    </style:style>
    <style:style style:name="T7" style:family="text">
      <style:text-properties officeooo:rsid="0012f9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IZOP SPECIFICATION</text:p>
      <text:p text:style-name="P5">PROJECT FILE HANDLING</text:p>
      <text:p text:style-name="P3"/>
      <text:p text:style-name="P3">Level: <text:span text:style-name="T1">3</text:span></text:p>
      <text:p text:style-name="P4">Version: 0.1 (under initial construction)</text:p>
      <text:p text:style-name="P4"/>
      <text:p text:style-name="P3">INTRODUCTION</text:p>
      <text:p text:style-name="P3"/>
      <text:p text:style-name="P3">This document defines the <text:span text:style-name="T1">algorithms used to read and write Project files. The detailed structure of project files is in “Format of input and output files” level 4 specification.</text:span></text:p>
      <text:p text:style-name="Standard"/>
      <text:p text:style-name="P6">HandleOpenProjectFileRequestMultiple algorithm</text:p>
      <text:p text:style-name="P1">This algorithm is called from the WS and CF. From WS, it is called as a result of user request to open a file, and also as part of command line interpretation.</text:p>
      <text:p text:style-name="P1"/>
      <text:p text:style-name="P2">Input arguments:</text:p>
      <text:list xml:id="list669300767" text:style-name="L1">
        <text:list-item>
          <text:p text:style-name="P8">FilenamesRequested (list of str; list length ≥ 1); full paths of project filenames to try to open. It is not assumed that the filenames are valid, or the files exist or are readable.</text:p>
        </text:list-item>
        <text:list-item>
          <text:p text:style-name="P10">OpenMode (str): one of ReadOnly, NoSaveOnFly, SaveOnFly.</text:p>
        </text:list-item>
      </text:list>
      <text:p text:style-name="P1"/>
      <text:list xml:id="list822428696" text:style-name="L2">
        <text:list-item>
          <text:p text:style-name="P9">For each item in FilenamesRequested: <text:span text:style-name="T2">follow the steps below, breaking out as soon as a fatal problem is found:</text:span></text:p>
          <text:list>
            <text:list-item>
              <text:p text:style-name="P12">Strip the file name of whitespaces at the beginning and end.</text:p>
            </text:list-item>
            <text:list-item>
              <text:p text:style-name="P9">Check the file name supplied is valid as a file name. If not, store problem message for return to caller.</text:p>
            </text:list-item>
            <text:list-item>
              <text:p text:style-name="P14">Check the file folder exists and is readable. <text:span text:style-name="T1">If not, store problem message for return to caller.</text:span></text:p>
            </text:list-item>
            <text:list-item>
              <text:p text:style-name="P14">Check the file exists and is readable, and the user has read permission. <text:span text:style-name="T1">If not, store problem message for return to caller.</text:span></text:p>
            </text:list-item>
            <text:list-item>
              <text:p text:style-name="P11">Check the file has the expected header. <text:span text:style-name="T1">If not, store problem message for return to caller.</text:span></text:p>
            </text:list-item>
            <text:list-item>
              <text:p text:style-name="P11">Parse the file into a Project object. Store problem message for any issues found. Determine whether the file has been successfully parsed into a valid project. If it has, increment NumProjectsSuccessfullyOpened.</text:p>
            </text:list-item>
            <text:list-item>
              <text:p text:style-name="P11">If OpenMode is ReadOnly or NoSaveOnFly: Set the project's OpenMode attribute to match the OpenMode argument.</text:p>
            </text:list-item>
            <text:list-item>
              <text:p text:style-name="P11">If OpenMode is SaveOnFly: try to set up save on fly as follows:</text:p>
              <text:list>
                <text:list-item>
                  <text:p text:style-name="P11">Check the file is writable by the user. <text:span text:style-name="T1">If not, store problem message for return to caller.</text:span></text:p>
                </text:list-item>
                <text:list-item>
                  <text:p text:style-name="P11">Check there is enough storage space, if possible. <text:span text:style-name="T1">If not, store problem message for return to caller.</text:span></text:p>
                </text:list-item>
                <text:list-item>
                  <text:p text:style-name="P11">Save an initial SaveOnFly file (see later in this spec). Use exception trap as a last ditch in case of failure. If a file-related exception occurs,<text:span text:style-name="T1"> store problem message for return to caller.</text:span></text:p>
                </text:list-item>
                <text:list-item>
                  <text:p text:style-name="P11">Set the project's OpenMode attribute to SaveOnFly <text:span text:style-name="T3">if save on fly was successfully set up, or NoSaveOnFly otherwise</text:span>.</text:p>
                </text:list-item>
              </text:list>
            </text:list-item>
          </text:list>
        </text:list-item>
        <text:list-item>
          <text:p text:style-name="P12">Return a list of dict, one dict per item in FilenamesRequested in the same order. Keys in dict:</text:p>
          <text:list>
            <text:list-item>
              <text:p text:style-name="P12">PathRequested (str: full path of file as requested, stripped of whitespace at the beginning and end)</text:p>
            </text:list-item>
            <text:list-item>
              <text:p text:style-name="P12">Folder (str: folder name containing the file, or empty string if PathRequested was not successfully opened)</text:p>
            </text:list-item>
            <text:list-item>
              <text:p text:style-name="P12"><text:soft-page-break/>FileStem (str: file name stem (last part after folder name) without extension containing the project, or empty string if PathRequested was not successfully opened)</text:p>
            </text:list-item>
            <text:list-item>
              <text:p text:style-name="P12">OpenSuccess (bool: whether the project file was successfully opened into a project)</text:p>
            </text:list-item>
            <text:list-item>
              <text:p text:style-name="P12">ResultingProj (Project object containing the parsed file, or None if PathRequested was not successfully opened)</text:p>
            </text:list-item>
            <text:list-item>
              <text:p text:style-name="P12">ProblemMsg (str: any problem or warning encountered while opening the project)</text:p>
            </text:list-item>
            <text:list-item>
              <text:p text:style-name="P12">SaveOnFlySuccess (str: Success = SaveOnFly requested and successfully set up; Fail = SaveOnFly requested and could not be set up; NotRequested = caller did not request SaveOnFly)</text:p>
            </text:list-item>
          </text:list>
        </text:list-item>
      </text:list>
      <text:p text:style-name="P13"/>
      <text:p text:style-name="P18">Save on Fly</text:p>
      <text:p text:style-name="P15">Implementation of Save on Fly involves the following issues:</text:p>
      <text:list xml:id="list1775262375" text:style-name="L3">
        <text:list-item>
          <text:p text:style-name="P16">Writing an update record to the project file when the project data changes: see below</text:p>
        </text:list-item>
        <text:list-item>
          <text:p text:style-name="P16">Rationalizing the project file when a large number of update records have been written to it: not yet implemented; might be needed, based on experience of SILability slowing down when this situation occurs</text:p>
        </text:list-item>
        <text:list-item>
          <text:p text:style-name="P16">Opening a project file containing update records: spec not yet written</text:p>
        </text:list-item>
      </text:list>
      <text:p text:style-name="P15"/>
      <text:p text:style-name="P7">Writing an update record to the project file</text:p>
      <text:p text:style-name="P15">The intent is to insert &lt;Update&gt; records to the end of the project file. This should be fast, so that it doesn't delay the UI response, and also crash-tolerant – ensuring a valid copy of the project file always exists in case of a crash.</text:p>
      <text:p text:style-name="P15"/>
      <text:p text:style-name="P15">The overall <text:span text:style-name="T6">algorithm, implemented in procedure SaveChangesToProj in module projects,</text:span> is:</text:p>
      <text:list xml:id="list4285020947" text:style-name="L4">
        <text:list-item>
          <text:p text:style-name="P20"><text:span text:style-name="T7">Step 1. </text:span>Check we still have write access to the project file and its containing folder</text:p>
        </text:list-item>
        <text:list-item>
          <text:p text:style-name="P17"><text:span text:style-name="T7">Step 2. </text:span>Copy the project file, making a working copy</text:p>
        </text:list-item>
        <text:list-item>
          <text:p text:style-name="P17"><text:span text:style-name="T7">Step 3. </text:span>Open the working copy file</text:p>
        </text:list-item>
        <text:list-item>
          <text:p text:style-name="P17"><text:span text:style-name="T7">Step 4. </text:span>Slice off the XML at the end of the file, so that &lt;Update&gt; records can be appended</text:p>
        </text:list-item>
        <text:list-item>
          <text:p text:style-name="P17"><text:span text:style-name="T7">Step 5. </text:span>Add the &lt;Update&gt; records</text:p>
        </text:list-item>
        <text:list-item>
          <text:p text:style-name="P17"><text:span text:style-name="T7">Step 6. </text:span>Append the sliced-off XML, so the XML syntax is valid</text:p>
        </text:list-item>
        <text:list-item>
          <text:p text:style-name="P17"><text:span text:style-name="T7">Step 7. </text:span>Close the working copy file</text:p>
        </text:list-item>
        <text:list-item>
          <text:p text:style-name="P17"><text:span text:style-name="T7">Step 8. </text:span>Delete the original project file</text:p>
        </text:list-item>
        <text:list-item>
          <text:p text:style-name="P17"><text:span text:style-name="T7">Step 9. </text:span>Rename the working copy file to the same name as the original project file</text:p>
        </text:list-item>
      </text:list>
      <text:p text:style-name="P19">Steps that involve file access should be wrapped in Try-Except wrappers, in case access to the required folder is lost in the middle of the step.</text:p>
      <text:p text:style-name="P19">If Save on Fly is unsuccessful for any reason (including loss of file access), Save on Fly should be switched off for the relevant project, and a user notification issued.</text:p>
      <text:p text:style-name="P21">The details of the &lt;Update&gt; record format are in the project file level 4 specif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09:41:45.271431349</meta:creation-date>
    <meta:generator>LibreOffice/5.4.2.2$MacOSX_X86_64 LibreOffice_project/22b09f6418e8c2d508a9eaf86b2399209b0990f4</meta:generator>
    <dc:date>2018-12-15T16:33:29.567023159</dc:date>
    <meta:editing-duration>PT2H12M33S</meta:editing-duration>
    <meta:editing-cycles>11</meta:editing-cycles>
    <meta:document-statistic meta:table-count="0" meta:image-count="0" meta:object-count="0" meta:page-count="2" meta:paragraph-count="52" meta:word-count="847" meta:character-count="4893" meta:non-whitespace-character-count="4132"/>
  </office:meta>
</office:document-meta>
</file>